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.5pt" officeooo:rsid="00061d83" officeooo:paragraph-rsid="00061d83" style:font-size-asian="18.5pt" style:font-size-complex="18.5pt"/>
    </style:style>
    <style:style style:name="P9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officeooo:rsid="000cddb8" officeooo:paragraph-rsid="000cddb8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cddb8" officeooo:paragraph-rsid="000cddb8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officeooo:rsid="000cddb8" officeooo:paragraph-rsid="000cddb8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0ebf3c" officeooo:paragraph-rsid="000ebf3c"/>
    </style:style>
    <style:style style:name="P13" style:family="paragraph" style:parent-style-name="Standard">
      <style:paragraph-properties fo:text-align="justify" style:justify-single-word="false"/>
      <style:text-properties officeooo:rsid="000ebf3c" officeooo:paragraph-rsid="0011cd01"/>
    </style:style>
    <style:style style:name="P14" style:family="paragraph" style:parent-style-name="Standard">
      <style:paragraph-properties fo:text-align="justify" style:justify-single-word="false"/>
      <style:text-properties officeooo:rsid="0011cd01" officeooo:paragraph-rsid="001a581c"/>
    </style:style>
    <style:style style:name="P15" style:family="paragraph" style:parent-style-name="Standard">
      <style:paragraph-properties fo:text-align="justify" style:justify-single-word="false"/>
      <style:text-properties officeooo:rsid="001a504f" officeooo:paragraph-rsid="001a504f"/>
    </style:style>
    <style:style style:name="P1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paragraph-rsid="000aadc0"/>
    </style:style>
    <style:style style:name="T1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T2" style:family="text">
      <style:text-properties fo:font-size="12pt" fo:language="en" fo:country="US" fo:font-weight="normal" officeooo:rsid="000aadc0" style:font-size-asian="12pt" style:language-asian="zh" style:country-asian="CN" style:font-weight-asian="normal" style:font-size-complex="12pt" style:font-weight-complex="normal"/>
    </style:style>
    <style:style style:name="T3" style:family="text">
      <style:text-properties fo:font-size="12pt" fo:language="en" fo:country="US" fo:font-weight="normal" officeooo:rsid="000d2feb" style:font-size-asian="12pt" style:language-asian="zh" style:country-asian="CN" style:font-weight-asian="normal" style:font-size-complex="12pt" style:font-weight-complex="normal"/>
    </style:style>
    <style:style style:name="T4" style:family="text">
      <style:text-properties officeooo:rsid="00061d83"/>
    </style:style>
    <style:style style:name="T5" style:family="text">
      <style:text-properties officeooo:rsid="000aadc0"/>
    </style:style>
    <style:style style:name="T6" style:family="text">
      <style:text-properties officeooo:rsid="000d2feb"/>
    </style:style>
    <style:style style:name="T7" style:family="text">
      <style:text-properties officeooo:rsid="0011cd01"/>
    </style:style>
    <style:style style:name="T8" style:family="text">
      <style:text-properties officeooo:rsid="0013cbc8"/>
    </style:style>
    <style:style style:name="T9" style:family="text">
      <style:text-properties officeooo:rsid="001a504f"/>
    </style:style>
    <style:style style:name="T10" style:family="text">
      <style:text-properties officeooo:rsid="001a581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512</text:span>MB,1S,sugar.xxx</text:p>
      <text:p text:style-name="P8"><text:bookmark text:name="OLE_LINK5"/><text:bookmark text:name="OLE_LINK1"/>吃糖果</text:p>
      <text:p text:style-name="P7"><text:bookmark text:name="_GoBack"/>问题描述</text:p>
      <text:p text:style-name="P4">您获得了一个糖果串，然而，您只会吃其中符合您对糖果的要求的子串，请您告诉我们，您最多能吃到多少个糖果子串（不是种类）。</text:p>
      <text:p text:style-name="P5"><text:bookmark text:name="OLE_LINK2"/></text:p>
      <text:p text:style-name="P7">输入描述</text:p>
      <text:p text:style-name="P4">第一行一个整数<text:span text:style-name="T5">n表示符合您要求的糖果串种类数。</text:span></text:p>
      <text:p text:style-name="P4">第二行有一个<text:span text:style-name="T5">01</text:span>串，表示您要从中选出子串吃的糖果串。</text:p>
      <text:p text:style-name="P17"><text:span text:style-name="T1">接下来n行，每行一个</text:span><text:span text:style-name="T2">01串，表示符合您要求的糖果串。</text:span></text:p>
      <text:p text:style-name="P4"/>
      <text:p text:style-name="P7">输出描述</text:p>
      <text:p text:style-name="P4">一行一个整数，表示您最多能吃到的糖果串个数。</text:p>
      <text:p text:style-name="P5"><text:bookmark text:name="OLE_LINK6"/></text:p>
      <text:p text:style-name="P7">样例输入</text:p>
      <text:p text:style-name="P9">5</text:p>
      <text:p text:style-name="P9">010101010111</text:p>
      <text:p text:style-name="P11">010</text:p>
      <text:p text:style-name="P11">01</text:p>
      <text:p text:style-name="P11">11</text:p>
      <text:p text:style-name="P11">1000</text:p>
      <text:p text:style-name="P11">1110</text:p>
      <text:p text:style-name="P3"/>
      <text:p text:style-name="P7">样例输出</text:p>
      <text:p text:style-name="P10">6</text:p>
      <text:p text:style-name="P2"/>
      <text:p text:style-name="P1"><text:bookmark text:name="OLE_LINK9"/></text:p>
      <text:p text:style-name="P7">数据范围及提示</text:p>
      <text:p text:style-name="P2"/>
      <text:p text:style-name="P13"><text:span text:style-name="T7">3</text:span>0%的数据，|糖果串| &lt;= 1000，<draw:frame draw:style-name="fr1" draw:name="对象2" text:anchor-type="as-char" svg:y="-0.432cm" svg:width="6.315cm" svg:height="0.58cm" draw:z-index="0"><draw:object xlink:href="./Object 2" xlink:type="simple" xlink:show="embed" xlink:actuate="onLoad"/><draw:image xlink:href="./ObjectReplacements/Object 2" xlink:type="simple" xlink:show="embed" xlink:actuate="onLoad"/><svg:desc>公式</svg:desc></draw:frame><text:span text:style-name="T8">。</text:span></text:p>
      <text:p text:style-name="P12">另外20%的数据，|糖果串| &lt;= 10,0000; <text:span text:style-name="T7">符合您要求的糖果串长度均 &lt;= 30, n &lt;=500 </text:span></text:p>
      <text:p text:style-name="P14">另外20%的数据，<text:span text:style-name="T3"><draw:frame draw:style-name="fr1" draw:name="对象3" text:anchor-type="as-char" svg:y="-0.432cm" svg:width="6.703cm" svg:height="0.58cm" draw:z-index="2"><draw:object xlink:href="./Object 3" xlink:type="simple" xlink:show="embed" xlink:actuate="onLoad"/><draw:image xlink:href="./ObjectReplacements/Object 3" xlink:type="simple" xlink:show="embed" xlink:actuate="onLoad"/><svg:desc>公式</svg:desc></draw:frame></text:span><text:span text:style-name="T3">&lt;=500,0000且符合您要求的串的长度均相等。</text:span></text:p>
      <text:p text:style-name="P15">100%的数据，<text:span text:style-name="T3"> </text:span><text:span text:style-name="T3"><draw:frame draw:style-name="fr1" draw:name="对象1" text:anchor-type="as-char" svg:y="-0.432cm" svg:width="6.703cm" svg:height="0.58cm" draw:z-index="1"><draw:object xlink:href="./Object 1" xlink:type="simple" xlink:show="embed" xlink:actuate="onLoad"/><draw:image xlink:href="./ObjectReplacements/Object 1" xlink:type="simple" xlink:show="embed" xlink:actuate="onLoad"/><svg:desc>公式</svg:desc></draw:frame></text:span><text:span text:style-name="T3">&lt;=500,0000; 0 &lt;= n &lt;= </text:span><text:soft-page-break/><text:span text:style-name="T3">10,0000；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Noto Serif CJK SC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DejaVu Sans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DejaVu Sans" style:font-family-asian="'DejaVu Sans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7-08T22:02:23.787643240</dc:date>
    <meta:editing-cycles>21</meta:editing-cycles>
    <meta:editing-duration>PT22M52S</meta:editing-duration>
    <meta:generator>LibreOffice/6.2.4.2$Linux_X86_64 LibreOffice_project/2412653d852ce75f65fbfa83fb7e7b669a126d64</meta:generator>
    <meta:document-statistic meta:table-count="0" meta:image-count="0" meta:object-count="3" meta:page-count="2" meta:paragraph-count="25" meta:word-count="272" meta:character-count="383" meta:non-whitespace-character-count="367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i mathvariant="italic">糖果串</mi>
        </mrow>
        <mo fence="true" stretchy="true">|</mo>
      </mrow>
      <mi>，</mi>
      <mrow>
        <mo stretchy="false">∑</mo>
        <mrow>
          <mo fence="true" stretchy="true">|</mo>
          <mrow>
            <mi mathvariant="italic">符合您要求的糖果串</mi>
          </mrow>
          <mo fence="true" stretchy="true">|</mo>
        </mrow>
      </mrow>
    </mrow>
    <annotation encoding="StarMath 5.0">abs{糖果串}，sum { abs{符合您要求的糖果串} }</annotation>
  </semantics>
</math>
</file>

<file path=Object 2/content.xml><?xml version="1.0" encoding="utf-8"?>
<math xmlns="http://www.w3.org/1998/Math/MathML" display="block">
  <semantics>
    <mrow>
      <mrow>
        <mrow>
          <mo stretchy="false">∑</mo>
          <mrow>
            <mo fence="true" stretchy="true">|</mo>
            <mrow>
              <mi mathvariant="italic">符合您要求的糖果串</mi>
            </mrow>
            <mo fence="true" stretchy="true">|</mo>
          </mrow>
        </mrow>
        <mo stretchy="false">≤</mo>
        <mn>1</mn>
      </mrow>
      <mi>,</mi>
      <mn>0000</mn>
    </mrow>
    <annotation encoding="StarMath 5.0">sum { abs{符合您要求的糖果串} } &lt;= 1,0000</annotation>
  </semantics>
</math>
</file>

<file path=Object 3/content.xml><?xml version="1.0" encoding="utf-8"?>
<math xmlns="http://www.w3.org/1998/Math/MathML" display="block">
  <semantics>
    <mrow>
      <mrow>
        <mo fence="true" stretchy="true">|</mo>
        <mrow>
          <mi mathvariant="italic">糖果串</mi>
        </mrow>
        <mo fence="true" stretchy="true">|</mo>
      </mrow>
      <mi>，</mi>
      <mrow>
        <mo stretchy="false">∑</mo>
        <mrow>
          <mo fence="true" stretchy="true">|</mo>
          <mrow>
            <mi mathvariant="italic">符合您要求的糖果串</mi>
          </mrow>
          <mo fence="true" stretchy="true">|</mo>
        </mrow>
      </mrow>
    </mrow>
    <annotation encoding="StarMath 5.0">abs{糖果串}，sum { abs{符合您要求的糖果串} }</annotation>
  </semantics>
</math>
</file>